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dCharset.comp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iledCharset.CompiledCharset( String name , String aliases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iledCharset.allows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dCharset.CompiledCharset( String name , String aliases [ ] , byte encoding [ ]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